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" svg:font-family="Times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in" fo:text-align="end" style:justify-single-word="false" fo:text-indent="0in" style:auto-text-indent="false"/>
      <style:text-properties style:font-name="Times" fo:font-size="11pt" fo:font-weight="bold" officeooo:rsid="001317c2" officeooo:paragraph-rsid="001317c2" style:font-weight-asian="bold" style:font-weight-complex="bold"/>
    </style:style>
    <style:style style:name="P2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3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fo:language="en" fo:country="US" officeooo:rsid="001317c2" officeooo:paragraph-rsid="001317c2" style:font-size-asian="12pt" style:font-name-complex="Times New Roman1" style:font-size-complex="12pt"/>
    </style:style>
    <style:style style:name="P4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fo:language="en" fo:country="US" officeooo:rsid="001317c2" officeooo:paragraph-rsid="0014fb82" style:font-size-asian="12pt" style:font-name-complex="Times New Roman1" style:font-size-complex="12pt"/>
    </style:style>
    <style:style style:name="P5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fo:language="en" fo:country="US" officeooo:rsid="001317c2" officeooo:paragraph-rsid="00165d6a" style:font-size-asian="12pt" style:font-name-complex="Times New Roman1" style:font-size-complex="12pt"/>
    </style:style>
    <style:style style:name="P6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fo:language="en" fo:country="US" officeooo:rsid="0014fb82" officeooo:paragraph-rsid="0014fb82" style:font-size-asian="12pt" style:font-name-complex="Times New Roman1" style:font-size-complex="12pt"/>
    </style:style>
    <style:style style:name="P7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fo:language="en" fo:country="US" officeooo:rsid="00165d6a" officeooo:paragraph-rsid="00165d6a" style:font-size-asian="12pt" style:font-name-complex="Times New Roman1" style:font-size-complex="12pt"/>
    </style:style>
    <style:style style:name="P8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fo:language="en" fo:country="US" officeooo:rsid="0016d2b5" officeooo:paragraph-rsid="0016d2b5" style:font-size-asian="12pt" style:font-name-complex="Times New Roman1" style:font-size-complex="12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officeooo:rsid="001317c2" officeooo:paragraph-rsid="001317c2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T1" style:family="text">
      <style:text-properties style:font-name="Times New Roman" fo:font-size="14pt" fo:language="en" fo:country="US" fo:font-weight="bold" style:font-size-asian="14pt" style:font-weight-asian="bold" style:font-name-complex="Times New Roman1"/>
    </style:style>
    <style:style style:name="T2" style:family="text">
      <style:text-properties officeooo:rsid="001317c2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14fb82"/>
    </style:style>
    <style:style style:name="T5" style:family="text">
      <style:text-properties officeooo:rsid="00165d6a"/>
    </style:style>
    <style:style style:name="T6" style:family="text">
      <style:text-properties officeooo:rsid="0016d2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Self- balancing <text:s/>robot: List of equipment and materials</text:span></text:p>
      <text:p text:style-name="P11"><text:span text:style-name="T3"/></text:p>
      <text:p text:style-name="P11"><text:span text:style-name="T3"/></text:p>
      <text:p text:style-name="P10">Materials:</text:p>
      <text:list xml:id="list1560449380" text:style-name="WWNum1">
        <text:list-item>
          <text:p text:style-name="P3">Arduino board: <text:span text:style-name="T4">Uno or Mega are recommended but no mandatory. Avoid using boards that work at 3.3v. </text:span></text:p>
        </text:list-item>
        <text:list-item>
          <text:p text:style-name="P3">H-bridge: <text:span text:style-name="T4">L298 module is recommended. </text:span></text:p>
        </text:list-item>
        <text:list-item>
          <text:p text:style-name="P5">2x Gearbox DC motors: <text:span text:style-name="T4">Cheap DC motors from 100 to 230 rpm, </text:span><text:span text:style-name="T5">6v motors is recommended over 12 ones. </text:span></text:p>
        </text:list-item>
        <text:list-item>
          <text:p text:style-name="P6">Plastic wheels for the DC motors</text:p>
        </text:list-item>
        <text:list-item>
          <text:p text:style-name="P7">AA ba<text:span text:style-name="T6">t</text:span>tery holder with 4 slots (or 8 in case of using a 12v motor)</text:p>
        </text:list-item>
        <text:list-item>
          <text:p text:style-name="P8">9v Battery with clip</text:p>
        </text:list-item>
        <text:list-item>
          <text:p text:style-name="P6">Accelerometer: MPU6050 is recommend</text:p>
        </text:list-item>
        <text:list-item>
          <text:p text:style-name="P6">Protoboard: For testing the connections</text:p>
        </text:list-item>
        <text:list-item>
          <text:p text:style-name="P4">Jumper type wires</text:p>
        </text:list-item>
      </text:list>
      <text:p text:style-name="P10">Equipment:</text:p>
      <text:list xml:id="list175350844524328" text:continue-numbering="true" text:style-name="WWNum1">
        <text:list-item>
          <text:p text:style-name="P3">Arduino IDE</text:p>
        </text:list-item>
        <text:list-item>
          <text:p text:style-name="P2"><text:span text:style-name="T2">P</text:span>ower source <text:span text:style-name="T5">only for testing</text:span></text:p>
        </text:list-item>
        <text:list-item>
          <text:p text:style-name="P7">Tweezers and wire</text:p>
        </text:list-item>
        <text:list-item>
          <text:p text:style-name="P7">Multimeter</text:p>
        </text:list-item>
      </text:list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" svg:font-family="Times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in" fo:text-align="end" style:justify-single-word="false" fo:text-indent="0in" style:auto-text-indent="false"/>
      <style:text-properties style:font-name="Times" fo:font-size="11pt" fo:font-weight="bold" officeooo:rsid="001317c2" officeooo:paragraph-rsid="001317c2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M. Sc. Carlos Alberto Sánchez Delgado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ztatik</meta:initial-creator>
    <meta:editing-cycles>18</meta:editing-cycles>
    <meta:print-date>2019-02-12T20:03:00</meta:print-date>
    <meta:creation-date>2018-02-15T01:54:00</meta:creation-date>
    <dc:date>2021-09-06T17:53:50.408116022</dc:date>
    <meta:editing-duration>PT2H41M28S</meta:editing-duration>
    <meta:generator>LibreOffice/6.4.7.2$Linux_X86_64 LibreOffice_project/40$Build-2</meta:generator>
    <meta:document-statistic meta:table-count="0" meta:image-count="0" meta:object-count="0" meta:page-count="1" meta:paragraph-count="17" meta:word-count="118" meta:character-count="636" meta:non-whitespace-character-count="5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